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paragraph-rsid="001b4b4e" style:font-style-asian="normal" style:font-weight-asian="normal"/>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b4b4e" officeooo:paragraph-rsid="001b4b4e" style:font-style-asian="normal" style:font-weight-asian="normal"/>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font-size="18pt" fo:letter-spacing="normal" fo:font-style="normal" fo:font-weight="normal" style:font-size-asian="18pt" style:font-style-asian="normal" style:font-weight-asian="normal" style:font-size-complex="18pt"/>
    </style:style>
    <style:style style:name="P5"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b4b4e" officeooo:paragraph-rsid="001b4b4e" style:font-style-asian="normal" style:font-weight-asian="normal"/>
    </style:style>
    <style:style style:name="P6" style:family="paragraph" style:parent-style-name="Standard">
      <style:text-properties officeooo:paragraph-rsid="001cfc9d"/>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officeooo:rsid="001740fd"/>
    </style:style>
    <style:style style:name="T4" style:family="text">
      <style:text-properties officeooo:rsid="00195a61"/>
    </style:style>
    <style:style style:name="T5" style:family="text">
      <style:text-properties officeooo:rsid="001cfc9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he People’s Assembly, convening on the <text:span text:style-name="T4">15th</text:span> of <text:span text:style-name="T4">June</text:span> 202<text:span text:style-name="T3">1</text:span> under the <text:span text:style-name="T4">54th</text:span> PA Meeting.</text:p>
      <text:p text:style-name="P1"/>
      <text:p text:style-name="P1">The Assembly, recognising the current situation,</text:p>
      <text:p text:style-name="P1"/>
      <text:p text:style-name="P3">Constitutes the need to <text:span text:style-name="T5">disable nation upkeep deleting nations if their balance is too low, and rather make it so countries are (manually, by the CotS) deleted if they are completely (all citizens of it) inactive for over 3 months.</text:span></text:p>
      <text:p text:style-name="P1"/>
      <text:p text:style-name="P1">And proceeds.</text:p>
      <text:p text:style-name="P1"/>
      <text:p text:style-name="P2">Signed by,</text:p>
      <text:p text:style-name="P3">CommissarChenkov</text:p>
      <text:p text:style-name="P3">RedPanda_4</text:p>
      <text:p text:style-name="P3">Comradedoggo_21</text:p>
      <text:p text:style-name="P3">_<text:span text:style-name="T4">yoran_</text:span></text:p>
      <text:p text:style-name="P3">Emeralda_axe7</text:p>
      <text:p text:style-name="P3">Vivien8</text:p>
      <text:p text:style-name="P1"/>
      <text:p text:style-name="P1"/>
      <text:p text:style-name="P1"/>
      <text:p text:style-name="P6"><text:span text:style-name="T1">[</text:span><text:span text:style-name="T2">Motion 54-2: To make nation upkeep not delete nations and manually delete very inactive nations</text:span><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dc:date>2021-06-15T19:25:26.349823224</dc:date>
    <meta:editing-duration>PT3M46S</meta:editing-duration>
    <meta:editing-cycles>8</meta:editing-cycles>
    <meta:generator>LibreOffice/7.1.3.2$Linux_X86_64 LibreOffice_project/12a8e3cbd24a3757385a302d290655d4f3c7ebf1</meta:generator>
    <meta:document-statistic meta:table-count="0" meta:image-count="0" meta:object-count="0" meta:page-count="1" meta:paragraph-count="12" meta:word-count="86" meta:character-count="551" meta:non-whitespace-character-count="477"/>
  </office:meta>
</office:document-meta>
</file>